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76332" officeooo:paragraph-rsid="00176332"/>
    </style:style>
    <style:style style:name="P2" style:family="paragraph" style:parent-style-name="Standard">
      <style:paragraph-properties fo:text-align="center" style:justify-single-word="false"/>
      <style:text-properties officeooo:rsid="00176332" officeooo:paragraph-rsid="00176332"/>
    </style:style>
    <style:style style:name="P3" style:family="paragraph" style:parent-style-name="Standard">
      <style:text-properties officeooo:rsid="00176332" officeooo:paragraph-rsid="00182503"/>
    </style:style>
    <style:style style:name="P4" style:family="paragraph" style:parent-style-name="Standard">
      <style:text-properties officeooo:rsid="00176332" officeooo:paragraph-rsid="00197ec7"/>
    </style:style>
    <style:style style:name="P5" style:family="paragraph" style:parent-style-name="Standard">
      <style:text-properties officeooo:rsid="00182503" officeooo:paragraph-rsid="00182503"/>
    </style:style>
    <style:style style:name="P6" style:family="paragraph" style:parent-style-name="Standard">
      <style:text-properties fo:font-style="italic" officeooo:rsid="00176332" officeooo:paragraph-rsid="00176332" style:font-style-asian="italic" style:font-style-complex="italic"/>
    </style:style>
    <style:style style:name="P7" style:family="paragraph" style:parent-style-name="Standard">
      <style:text-properties officeooo:rsid="00197ec7" officeooo:paragraph-rsid="00197ec7"/>
    </style:style>
    <style:style style:name="P8" style:family="paragraph" style:parent-style-name="Standard">
      <style:text-properties officeooo:rsid="001a0a46" officeooo:paragraph-rsid="001a0a46"/>
    </style:style>
    <style:style style:name="P9" style:family="paragraph" style:parent-style-name="Standard">
      <style:text-properties officeooo:rsid="001a0a46" officeooo:paragraph-rsid="001b4711"/>
    </style:style>
    <style:style style:name="P10" style:family="paragraph" style:parent-style-name="Standard">
      <style:text-properties officeooo:rsid="001b3578" officeooo:paragraph-rsid="001b3578"/>
    </style:style>
    <style:style style:name="P11" style:family="paragraph" style:parent-style-name="Standard">
      <style:text-properties officeooo:rsid="001b4711" officeooo:paragraph-rsid="001b4711"/>
    </style:style>
    <style:style style:name="P12" style:family="paragraph" style:parent-style-name="Standard">
      <style:text-properties officeooo:rsid="001e529a" officeooo:paragraph-rsid="001e529a"/>
    </style:style>
    <style:style style:name="P13" style:family="paragraph" style:parent-style-name="Standard">
      <style:text-properties style:text-position="0% 100%" officeooo:rsid="00176332" officeooo:paragraph-rsid="00176332"/>
    </style:style>
    <style:style style:name="P14" style:family="paragraph" style:parent-style-name="Standard">
      <style:text-properties style:text-position="0% 100%" officeooo:rsid="00197ec7" officeooo:paragraph-rsid="00197ec7"/>
    </style:style>
    <style:style style:name="P15" style:family="paragraph" style:parent-style-name="Standard">
      <style:text-properties style:text-position="0% 100%" officeooo:rsid="00182503" officeooo:paragraph-rsid="00176332"/>
    </style:style>
    <style:style style:name="P16" style:family="paragraph" style:parent-style-name="Standard">
      <style:text-properties style:text-position="0% 100%" officeooo:rsid="00182503" officeooo:paragraph-rsid="00182503"/>
    </style:style>
    <style:style style:name="P17" style:family="paragraph" style:parent-style-name="Standard">
      <style:text-properties style:text-position="0% 100%" officeooo:rsid="00182503" officeooo:paragraph-rsid="00197ec7"/>
    </style:style>
    <style:style style:name="P18" style:family="paragraph" style:parent-style-name="Standard">
      <style:text-properties style:text-position="0% 100%" officeooo:rsid="001a0a46" officeooo:paragraph-rsid="00197ec7"/>
    </style:style>
    <style:style style:name="P19" style:family="paragraph" style:parent-style-name="Standard">
      <style:text-properties style:text-position="0% 100%" officeooo:rsid="001a0a46" officeooo:paragraph-rsid="001a0a46"/>
    </style:style>
    <style:style style:name="P20" style:family="paragraph" style:parent-style-name="Standard">
      <style:text-properties style:text-position="0% 100%" officeooo:rsid="001b4711" officeooo:paragraph-rsid="001a0a46"/>
    </style:style>
    <style:style style:name="P21" style:family="paragraph" style:parent-style-name="Standard">
      <style:text-properties style:text-position="0% 100%" officeooo:rsid="001d48ff" officeooo:paragraph-rsid="001a0a46"/>
    </style:style>
    <style:style style:name="P22" style:family="paragraph" style:parent-style-name="Standard">
      <style:text-properties style:text-position="0% 100%" officeooo:rsid="0020f51a" officeooo:paragraph-rsid="0020f51a"/>
    </style:style>
    <style:style style:name="P23" style:family="paragraph" style:parent-style-name="Standard">
      <style:text-properties style:text-position="0% 100%" officeooo:rsid="0022091a" officeooo:paragraph-rsid="0022091a"/>
    </style:style>
    <style:style style:name="P24" style:family="paragraph" style:parent-style-name="Standard">
      <style:text-properties style:text-position="0% 100%" officeooo:rsid="0022091a" officeooo:paragraph-rsid="0022091a"/>
    </style:style>
    <style:style style:name="P25" style:family="paragraph" style:parent-style-name="Standard">
      <style:text-properties style:text-position="0% 100%" officeooo:rsid="0023afd6" officeooo:paragraph-rsid="0023afd6"/>
    </style:style>
    <style:style style:name="P26" style:family="paragraph" style:parent-style-name="Standard">
      <style:text-properties style:text-position="0% 100%" officeooo:rsid="00253b89" officeooo:paragraph-rsid="00253b89"/>
    </style:style>
    <style:style style:name="P27" style:family="paragraph" style:parent-style-name="Standard">
      <style:text-properties style:text-position="0% 100%" officeooo:rsid="00255d61" officeooo:paragraph-rsid="00255d61"/>
    </style:style>
    <style:style style:name="P28" style:family="paragraph" style:parent-style-name="Standard">
      <style:text-properties officeooo:rsid="00176332" officeooo:paragraph-rsid="00176332"/>
    </style:style>
    <style:style style:name="P29" style:family="paragraph" style:parent-style-name="Heading_20_3">
      <style:paragraph-properties fo:break-before="page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a0a46"/>
    </style:style>
    <style:style style:name="T3" style:family="text">
      <style:text-properties style:text-position="sub 58%" officeooo:rsid="001b3578"/>
    </style:style>
    <style:style style:name="T4" style:family="text">
      <style:text-properties style:text-position="sub 58%" officeooo:rsid="0023afd6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182503"/>
    </style:style>
    <style:style style:name="T7" style:family="text">
      <style:text-properties style:text-position="0% 100%" officeooo:rsid="00197ec7"/>
    </style:style>
    <style:style style:name="T8" style:family="text">
      <style:text-properties style:text-position="0% 100%" officeooo:rsid="001a0a46"/>
    </style:style>
    <style:style style:name="T9" style:family="text">
      <style:text-properties style:text-position="0% 100%" officeooo:rsid="001b3578"/>
    </style:style>
    <style:style style:name="T10" style:family="text">
      <style:text-properties style:text-position="0% 100%" officeooo:rsid="001b4711"/>
    </style:style>
    <style:style style:name="T11" style:family="text">
      <style:text-properties style:text-position="0% 100%" officeooo:rsid="001c27b7"/>
    </style:style>
    <style:style style:name="T12" style:family="text">
      <style:text-properties style:text-position="0% 100%" officeooo:rsid="001d48ff"/>
    </style:style>
    <style:style style:name="T13" style:family="text">
      <style:text-properties style:text-position="0% 100%" style:font-name="Courier New"/>
    </style:style>
    <style:style style:name="T14" style:family="text">
      <style:text-properties style:text-position="0% 100%" style:font-name="Courier New" officeooo:rsid="001a0a46"/>
    </style:style>
    <style:style style:name="T15" style:family="text">
      <style:text-properties style:text-position="0% 100%" style:font-name="Courier New" officeooo:rsid="001b3578"/>
    </style:style>
    <style:style style:name="T16" style:family="text">
      <style:text-properties officeooo:rsid="00182503"/>
    </style:style>
    <style:style style:name="T17" style:family="text">
      <style:text-properties officeooo:rsid="00197ec7"/>
    </style:style>
    <style:style style:name="T18" style:family="text">
      <style:text-properties officeooo:rsid="0023afd6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style:text-position="super 58%"/>
    </style:style>
    <style:style style:name="T21" style:family="text">
      <style:text-properties style:font-name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omain Constraint Notation</text:p>
      <text:p text:style-name="P2">by Sven Nilsen, 2017</text:p>
      <text:p text:style-name="P1"/>
      <text:p text:style-name="P6">A domain constraint turns a total function into a partial function. This path semantical notation is used to add support for reasoning about partial functions and relations between domain and co-domains. <text:span text:style-name="T16">The notation is designed to work seamlessly with asymmetric path notation.</text:span></text:p>
      <text:p text:style-name="P1"/>
      <text:p text:style-name="P1">Here is a domain<text:span text:style-name="T20"><text:reference-ref text:reference-format="text" text:ref-name="1">[1]</text:reference-ref></text:span> constraint of a single argument function:</text:p>
      <text:p text:style-name="P1"/>
      <text:p text:style-name="P1"><text:tab/>f{T<text:span text:style-name="T1">A</text:span>}</text:p>
      <text:p text:style-name="P1"/>
      <text:p text:style-name="P1"><text:tab/>f : A → B</text:p>
      <text:p text:style-name="P1"/>
      <text:p text:style-name="P1">Notice that the curly braces are written after the function, similar to <text:span text:style-name="T16">when calling a function with arguments</text:span>. <text:span text:style-name="T16">The difference is that, instead of returning a value, the function is converted into a partial function.</text:span></text:p>
      <text:p text:style-name="P1"/>
      <text:p text:style-name="P1">For example, <text:span text:style-name="T16">the following partial function:</text:span></text:p>
      <text:p text:style-name="P1"/>
      <text:p text:style-name="P1"><text:tab/><text:span text:style-name="T16">f(a : [g] true) = { … }</text:span></text:p>
      <text:p text:style-name="P3"/>
      <text:p text:style-name="P3"><text:tab/>g : A → bool</text:p>
      <text:p text:style-name="P1"/>
      <text:p text:style-name="P5">Can be written as:</text:p>
      <text:p text:style-name="P1"/>
      <text:p text:style-name="P1"><text:tab/>f{[g] true}<text:span text:style-name="T17">(a) = { … }</text:span></text:p>
      <text:p text:style-name="P1"/>
      <text:p text:style-name="P1"><text:tab/>[g] true : T<text:span text:style-name="T1">A</text:span></text:p>
      <text:p text:style-name="P13"/>
      <text:p text:style-name="P14">Domain constraints can be used as an intermediate step to transform a function definition with dependent sub-types into paths:</text:p>
      <text:p text:style-name="P15"/>
      <text:p text:style-name="P16"><text:span text:style-name="T21">∵</text:span><text:tab/>add(a : [even] x, b : [even] y) → [even] x == y { a + b }</text:p>
      <text:p text:style-name="P16"><text:span text:style-name="T21">∴</text:span><text:tab/>add{[even] x, [even] y}(a, b) → [even] x == y { a + b }</text:p>
      <text:p text:style-name="P5"><text:span text:style-name="T13">∴</text:span><text:span text:style-name="T5"><text:tab/>add[even ⨯ </text:span><text:span text:style-name="T7">even → even</text:span><text:span text:style-name="T5">](x, y) = x == y</text:span></text:p>
      <text:p text:style-name="P17"><text:span text:style-name="T21">∴</text:span><text:tab/>add[even](x, y) = x == y</text:p>
      <text:p text:style-name="P4"><text:span text:style-name="T13">∴</text:span><text:span text:style-name="T5"><text:tab/></text:span><text:span text:style-name="T6">add[even] &lt;=&gt; eq</text:span></text:p>
      <text:p text:style-name="P17"/>
      <text:p text:style-name="P7"><text:span text:style-name="T12">E</text:span><text:span text:style-name="T5">mpty </text:span><text:span text:style-name="T12">pair of curly braces</text:span><text:span text:style-name="T5"> </text:span><text:span text:style-name="T8">creates a higher order function that takes a domain constraint for each input:</text:span></text:p>
      <text:p text:style-name="P18"/>
      <text:p text:style-name="P18"><text:span text:style-name="T21">∵</text:span><text:tab/>f : A → B</text:p>
      <text:p text:style-name="P7"><text:span text:style-name="T14">∴</text:span><text:span text:style-name="T8"><text:tab/>f{} : T</text:span><text:span text:style-name="T2">A</text:span><text:span text:style-name="T8"> → A → B</text:span></text:p>
      <text:p text:style-name="P18"/>
      <text:p text:style-name="P18"><text:span text:style-name="T21">∵</text:span><text:tab/>f : A → B → C</text:p>
      <text:p text:style-name="P7"><text:span text:style-name="T14">∴</text:span><text:span text:style-name="T8"><text:tab/>f{} : T</text:span><text:span text:style-name="T2">A</text:span><text:span text:style-name="T8"> → T</text:span><text:span text:style-name="T2">B</text:span><text:span text:style-name="T8"> → A → B → C</text:span></text:p>
      <text:p text:style-name="P18"/>
      <text:p text:style-name="P11"><text:soft-page-break/><text:span text:style-name="T5">Domain constraints follow a different application rule than normal variables, a bit similar to slot lambda calculus</text:span><text:span text:style-name="T20"><text:reference-ref text:reference-format="text" text:ref-name="2">[2]</text:reference-ref></text:span><text:span text:style-name="T5">.</text:span><text:span text:style-name="T8"> If you pass a </text:span><text:span text:style-name="T9">function </text:span><text:span text:style-name="T5">that ends with `A → bool`</text:span><text:span text:style-name="T9"> to an argument of domain constraint type `T</text:span><text:span text:style-name="T3">A</text:span><text:span text:style-name="T9">`, then </text:span><text:span text:style-name="T5">the application rule behaves like a higher order function</text:span><text:span text:style-name="T20"><text:reference-ref text:reference-format="text" text:ref-name="3">[3]</text:reference-ref></text:span><text:span text:style-name="T5">.</text:span></text:p>
      <text:p text:style-name="P19"/>
      <text:p text:style-name="P9"><text:span text:style-name="T5"><text:tab/>f{}(g)(</text:span><text:span text:style-name="T9">b</text:span><text:span text:style-name="T5">) </text:span><text:span text:style-name="T10">&lt;=&gt; f{g}(b)</text:span><text:span text:style-name="T5"> &lt;=&gt; </text:span><text:span text:style-name="T11">f{g(b)} &lt;=&gt;</text:span><text:span text:style-name="T5"> f{[g(</text:span><text:span text:style-name="T9">b</text:span><text:span text:style-name="T5">)] </text:span><text:span text:style-name="T9">true</text:span><text:span text:style-name="T5">}</text:span></text:p>
      <text:p text:style-name="P19"/>
      <text:p text:style-name="P8"><text:span text:style-name="T13">∵</text:span><text:span text:style-name="T5"><text:tab/>f : </text:span><text:span text:style-name="T9">A</text:span><text:span text:style-name="T5"> → C</text:span></text:p>
      <text:p text:style-name="P8"><text:span text:style-name="T13">∵</text:span><text:span text:style-name="T5"><text:tab/>g : </text:span><text:span text:style-name="T9">B</text:span><text:span text:style-name="T5"> → </text:span><text:span text:style-name="T9">A</text:span><text:span text:style-name="T5"> → bool</text:span></text:p>
      <text:p text:style-name="P10"><text:span text:style-name="T13">∴</text:span><text:span text:style-name="T5"><text:tab/>f{} : T</text:span><text:span text:style-name="T1">A</text:span><text:span text:style-name="T5"> → A → C</text:span></text:p>
      <text:p text:style-name="P8"><text:span text:style-name="T13">∴</text:span><text:span text:style-name="T5"><text:tab/>f{</text:span><text:span text:style-name="T10">g</text:span><text:span text:style-name="T5">} : </text:span><text:span text:style-name="T9">B</text:span><text:span text:style-name="T5"> → </text:span><text:span text:style-name="T9">A</text:span><text:span text:style-name="T5"> → C</text:span></text:p>
      <text:p text:style-name="P8"><text:span text:style-name="T15">∴</text:span><text:span text:style-name="T9"><text:tab/></text:span><text:span text:style-name="T10">f{g}(b) : A → C</text:span></text:p>
      <text:p text:style-name="P20"/>
      <text:p text:style-name="P12"><text:span text:style-name="T10">T</text:span><text:span text:style-name="T5">he function `f{}` is called the universal of `f`.</text:span></text:p>
      <text:p text:style-name="P21"/>
      <text:p text:style-name="P22">When `[g(b)]` is passed to an argument of domain constraint type `T<text:span text:style-name="T1">A</text:span>`, its return type is added as a parameter. This is used to make it agnostic about whether `true` or `false` constrains the type.</text:p>
      <text:p text:style-name="P22"/>
      <text:p text:style-name="P22"><text:tab/>f{}([g])(b)(true) &lt;=&gt; f{}([g(b)])(true) &lt;=&gt; f{}([g(b)] true) &lt;=&gt; f{[g(b)] true}</text:p>
      <text:p text:style-name="P22"/>
      <text:p text:style-name="P23">The arguments added are appended after the other domain constraint type arguments plus previously appended arguments, but before normal arguments.</text:p>
      <text:p text:style-name="P23"/>
      <text:p text:style-name="P23"><text:tab/>add : nat → nat → nat</text:p>
      <text:p text:style-name="P23"><text:tab/>add{} : T<text:span text:style-name="T1">nat</text:span> → T<text:span text:style-name="T1">nat</text:span> → nat → nat → nat</text:p>
      <text:p text:style-name="P23"><text:tab/>add{[even]} : T<text:span text:style-name="T1">nat</text:span> → bool → nat → nat → nat</text:p>
      <text:p text:style-name="P23"><text:tab/>add{[even], [even]} : bool → bool → nat → nat → nat</text:p>
      <text:p text:style-name="P23"/>
      <text:p text:style-name="P23">The first `bool` in the last function above refers to the first constraint,<text:line-break/>and the second `bool` refers to the second constraint.</text:p>
      <text:h text:style-name="P29" text:outline-level="3">References:</text:h>
      <text:p text:style-name="P25"/>
      <text:p text:style-name="P25"><text:reference-mark-start text:name="1"/>[1]<text:reference-mark-end text:name="1"/><text:tab/>“Domain of a function”</text:p>
      <text:p text:style-name="P25"><text:tab/>Wikipedia</text:p>
      <text:p text:style-name="P25"><text:tab/><text:a xlink:type="simple" xlink:href="https://en.wikipedia.org/wiki/Domain_of_a_function" text:style-name="Internet_20_link" text:visited-style-name="Visited_20_Internet_20_Link"><text:span text:style-name="T19">https://en.wikipedia.org/wiki/Domain_of_a_function</text:span></text:a></text:p>
      <text:p text:style-name="P25"/>
      <text:p text:style-name="P26"><text:reference-mark-start text:name="2"/>[2]<text:reference-mark-end text:name="2"/><text:tab/>“Slot Lambda Calculus”</text:p>
      <text:p text:style-name="P26"><text:tab/>Sven Nilsen, 2017</text:p>
      <text:p text:style-name="P26"><text:tab/><text:a xlink:type="simple" xlink:href="https://github.com/advancedresearch/path_semantics/blob/master/papers-wip/slot-lambda-calculus.pdf" text:style-name="Internet_20_link" text:visited-style-name="Visited_20_Internet_20_Link"><text:span text:style-name="T19">https://github.com/advancedresearch/path_semantics/blob/master/papers-wip/slot-lambda-calculus.pdf</text:span></text:a></text:p>
      <text:p text:style-name="P26"/>
      <text:p text:style-name="P27"><text:reference-mark-start text:name="3"/>[3]<text:reference-mark-end text:name="3"/><text:tab/>“Higher-order function”</text:p>
      <text:p text:style-name="P27"><text:tab/>Wikipedia</text:p>
      <text:p text:style-name="P27"><text:tab/><text:a xlink:type="simple" xlink:href="https://en.wikipedia.org/wiki/Higher-order_function" text:style-name="Internet_20_link" text:visited-style-name="Visited_20_Internet_20_Link"><text:span text:style-name="T19">https://en.wikipedia.org/wiki/Higher-order_function</text:span></text:a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4:47:55.995900000</meta:creation-date>
    <dc:date>2019-09-08T13:27:55.241152000</dc:date>
    <meta:editing-duration>PT15M49S</meta:editing-duration>
    <meta:editing-cycles>5</meta:editing-cycles>
    <meta:generator>LibreOffice/5.1.2.2$MacOSX_X86_64 LibreOffice_project/d3bf12ecb743fc0d20e0be0c58ca359301eb705f</meta:generator>
    <meta:document-statistic meta:table-count="0" meta:image-count="0" meta:object-count="0" meta:page-count="3" meta:paragraph-count="50" meta:word-count="508" meta:character-count="2761" meta:non-whitespace-character-count="2285"/>
  </office:meta>
</office:document-meta>
</file>